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40000004EC705EA6B3989C82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Bahnschrift Light" svg:font-family="'Bahnschrift Ligh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Bahnschrift Light1" svg:font-family="'Bahnschrift Light'"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2" style:font-size-asian="12pt" style:font-style-asian="normal" style:font-weight-asian="bold" style:font-name-complex="Calibri2" style:font-size-complex="12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P6"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25in" fo:margin-right="0in" fo:text-indent="0in" style:auto-text-indent="false"/>
    </style:style>
    <style:style style:name="P11" style:family="paragraph" style:parent-style-name="Heading_20_1">
      <style:paragraph-properties fo:text-align="justify" style:justify-single-word="false"/>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3" style:family="text">
      <style:text-properties fo:font-variant="normal" fo:text-transform="none" fo:color="#000000" style:text-line-through-style="none" style:text-line-through-type="none" style:text-position="0% 100%" style:font-name="Bahnschrift Light" fo:font-size="9pt" fo:font-style="normal" style:text-underline-style="none" fo:font-weight="normal" style:font-name-asian="Bahnschrift Light1" style:font-size-asian="9pt" style:font-style-asian="normal" style:font-weight-asian="normal" style:font-name-complex="Bahnschrift Light1" style:font-size-complex="9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11" text:outline-level="1">Visual Story Mapping</text:h>
      <text:p text:style-name="P2"/>
      <text:p text:style-name="Standard">Una reconocida heladería de la ciudad nos convoca para desarrollar una aplicación móvil que permita automatizar el proceso de pedidos a domicilio de sus productos.</text:p>
      <text:p text:style-name="Standard"><text:bookmark text:name="_heading=h.gjdgxs"/>Esta aplicación deberá contar con las funcionalidades necesarias para cubrir los siguientes requisitos:</text:p>
      <text:list xml:id="list69144149" text:style-name="WWNum1">
        <text:list-item>
          <text:p text:style-name="P7"><text:span text:style-name="T1">Gestionar pedidos de clientes:</text:span><text:span text:style-name="T2"> los pedidos podrán ser realizados tanto por clientes registrados, como por clientes visitantes.</text:span></text:p>
        </text:list-item>
      </text:list>
      <text:p text:style-name="P9"><text:span text:style-name="T2">En caso de ser clientes registrados, se le proporcionará el historial de pedidos ya realizados, así como también el listado de productos preferidos para facilitarle su nuevo pedido. Además, tendrá acceso a todas las promociones vigentes. Al momento de confirmar el pedido, la aplicación le sugerirá la última dirección de envío utilizada y el último medio de pago utilizado para poder gestionar la correspondiente cobranza, dando la posibilidad de cambiar ambos.</text:span></text:p>
      <text:p text:style-name="P9"><text:span text:style-name="T2">En caso de clientes visitantes, solo se le presentará el catálogo de productos vigentes y no tendrá acceso a las promociones. Al momento de confirmar el pedido, deberá ingresar la dirección de envío y los datos del medio de pago que se quiere utilizar.</text:span></text:p>
      <text:p text:style-name="P9"><text:span text:style-name="T2">En ambos casos se permitirá no elegir o ingresar ningún medio de pago, seleccionando la opción de pago en efectivo al momento de la entrega.</text:span></text:p>
      <text:p text:style-name="P9"><text:span text:style-name="T2">Si el pedido se paga por medio electrónico, el servicio de gestión de cobranza se ocupa de gestionar el pago, y en caso de que se realice correctamente, procede a confirmar el pedido.</text:span></text:p>
      <text:p text:style-name="P9"><text:span text:style-name="T2">Si se paga en efectivo, el pedido se confirma directamente.</text:span></text:p>
      <text:p text:style-name="P9"><text:span text:style-name="T2">Una vez confirmado el pedido, se envía el mismo </text:span>vía<text:span text:style-name="T2"> interfaz al sistema de preparación de pedidos, en donde se maneja la información de preparación y envío del mismo.</text:span></text:p>
      <text:p text:style-name="P9"><text:span text:style-name="T2">Este sistema, a través de la misma interfaz, irá informando el estado del pedido, para que el cliente pueda hacer el seguimiento del mismo.</text:span></text:p>
      <text:list xml:id="list151532689616811" text:continue-numbering="true" text:style-name="WWNum1">
        <text:list-item>
          <text:p text:style-name="P7"><text:span text:style-name="T1">Gestionar cuenta de cliente:</text:span><text:span text:style-name="T2"> cualquier visitante del sitio podrá registrarse como cliente. Para hacerlo, deberá ingresar su información personal: Nombre, Apellido, DNI, Fecha de Nacimiento (para validar que sea mayor de edad), teléfono y email, y generar una contraseña (más de 6 caracteres y combinación de letras y números) </text:span></text:p>
        </text:list-item>
      </text:list>
      <text:p text:style-name="P9"><text:span text:style-name="T2">Para finalizar el alta, la aplicación le enviará un código de verificación vía SMS, el cual será detectado automáticamente cuando el mismo es recibido (en caso de no hacerlo, el cliente debe ingresarlo manualmente). </text:span></text:p>
      <text:p text:style-name="P9"><text:span text:style-name="T2">Una vez habilitada la cuenta, el cliente podrá proporcionar su domicilio y registrar un medio de pago electrónico. Si no lo hace, está información será solicitada al momento de realizar el primer pedido, y almacenada en la cuenta.</text:span></text:p>
      <text:p text:style-name="P9"><text:span text:style-name="T2">El cliente podrá gestionar la información de su cuenta en cualquier momento, pudiendo editar todos los datos, a excepción del DNI y la fecha de nacimiento.</text:span></text:p>
      <text:list xml:id="list151531679752257" text:continue-numbering="true" text:style-name="WWNum1">
        <text:list-item>
          <text:p text:style-name="P7"><text:span text:style-name="T1">Gestionar cobranza de pedidos:</text:span><text:span text:style-name="T2"> al momento en que el cliente confirma un pedido habiendo elegido un medio de pago electrónico (existente o nuevo), el servicio de gestión de cobranza deberá capturar los datos de este medio de pago, y procesar el correspondiente pago. Estos datos deberán ser enviados de manera encriptada a través de un web service a un servicio de pagos externo, el cual tomará la petición enviada, y nos devolverá una respuesta afirmativa o negativa.</text:span></text:p>
        </text:list-item>
      </text:list>
      <text:p text:style-name="P9"><text:span text:style-name="T2">En caso de respuesta afirmativa, se procederá a confirmar el pedido. Si la respuesta es negativa, se reprocesará el pago 2 veces más. Si no se logra llevar a cabo, se rechazará el pago y el cliente deberá ingresar un nuevo medio de pago.</text:span></text:p>
      <text:list xml:id="list151531729027035" text:continue-numbering="true" text:style-name="WWNum1">
        <text:list-item>
          <text:p text:style-name="P8"><text:span text:style-name="T1">Informar catálogo de productos y promociones:</text:span><text:span text:style-name="T2"> esta información deberá ser recuperada vía interfaz del sistema de preparación de pedidos. Al momento en que un cliente ingresa a realizar un nuevo pedido, se le deberá mostrar la información actualizada de los productos disponibles con su respectivo precio. Además, si el cliente está registrado en la aplicación, también se le deberán mostrar todas las promociones vigentes.</text:span></text:p>
        </text:list-item>
      </text:list>
      <text:p text:style-name="P10"/>
      <text:p text:style-name="P10"/>
      <text:p text:style-name="P10">Se solicita:</text:p>
      <text:list xml:id="list151532092916116" text:continue-numbering="true" text:style-name="WWNum1">
        <text:list-item>
          <text:p text:style-name="P7"><text:span text:style-name="T2">Detectar los procesos que deberán ser cubiertos por la aplicación</text:span></text:p>
        </text:list-item>
        <text:list-item>
          <text:p text:style-name="P7"><text:span text:style-name="T2">Detectar los requerimientos (o PBIs) que se deberán desarrollar para poder cubrir las funcionalidades requeridas de cada proceso.</text:span></text:p>
        </text:list-item>
        <text:list-item>
          <text:p text:style-name="P7"><text:soft-page-break/><text:span text:style-name="T2">Construir el Visual Story Mapping para el caso.</text:span></text:p>
        </text:list-item>
        <text:list-item>
          <text:p text:style-name="P8"><text:span text:style-name="T2">Establecer cuál sería el MVP y el MMF para el caso, y justificar el porque de esa decisión.</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Bahnschrift Light" svg:font-family="'Bahnschrift Ligh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Bahnschrift Light1" svg:font-family="'Bahnschrift Light'"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139in" fo:margin-bottom="0in" loext:contextual-spacing="false" fo:keep-together="always" fo:keep-with-next="always"/>
      <style:text-properties fo:color="#5b9bd5"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ulo_20_1_20_-_20_JP" style:display-name="Titulo 1 - JP" style:family="paragraph" style:parent-style-name="Heading_20_1" style:default-outline-level="">
      <style:text-properties fo:color="#1f4e79" fo:font-size="14pt" style:font-size-asian="14pt"/>
    </style:style>
    <style:style style:name="Titulo_20_2_20_-_20_JP" style:display-name="Titulo 2 - JP" style:family="paragraph" style:parent-style-name="Titulo_20_1_20_-_20_JP" style:default-outline-level="">
      <style:paragraph-properties fo:text-align="justify" style:justify-single-word="false"/>
      <style:text-properties fo:font-size="12pt" style:font-size-asian="12pt"/>
    </style:style>
    <style:style style:name="Subtitle" style:family="paragraph" style:parent-style-name="normal" style:next-style-name="Standard" style:default-outline-level="" style:class="chapter">
      <style:text-properties fo:color="#5a5a5a"/>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ulo_20_-_20_JP" style:display-name="Subtitulo - JP" style:family="paragraph" style:parent-style-name="Subtitle" style:default-outline-level="">
      <style:paragraph-properties fo:margin-top="0.0835in" fo:margin-bottom="0in" loext:contextual-spacing="false"/>
      <style:text-properties fo:color="#8496b0" style:font-name="Calibri Light" fo:font-family="'Calibri Light'" style:font-family-generic="roman" style:font-pitch="variable"/>
    </style:style>
    <style:style style:name="Footnote" style:family="paragraph" style:parent-style-name="normal" style:default-outline-level="" style:class="extra">
      <style:paragraph-properties fo:margin-top="0in" fo:margin-bottom="0in" loext:contextual-spacing="false" fo:line-height="100%"/>
      <style:text-properties fo:font-size="10pt" style:font-size-asian="10pt" style:font-size-complex="10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fo:line-height="100%" fo:text-align="justify" style:justify-single-word="false"/>
      <style:text-properties style:font-name="Arial Unicode MS" fo:font-family="'Arial Unicode MS'" style:font-family-generic="roman" style:font-pitch="variable" fo:font-size="12pt" fo:language="es" fo:country="ES" style:font-name-asian="Arial Unicode MS1" style:font-family-asian="'Arial Unicode MS'" style:font-family-generic-asian="system" style:font-pitch-asian="variable" style:font-size-asian="12pt" style:language-asian="es" style:country-asian="ES" style:font-name-complex="Arial Unicode MS1" style:font-family-complex="'Arial Unicode MS'" style:font-family-generic-complex="system" style:font-pitch-complex="variable" style:font-size-complex="12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name-asian="Calibri2" style:font-family-asian="Calibri" style:font-family-generic-asian="system" style:font-pitch-asian="variable" style:font-size-asian="12pt" style:language-asian="es" style:country-asian="AR"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itulo_20_1_20_-_20_JP_20_Car" style:display-name="Titulo 1 - JP Car" style:family="text" style:parent-style-name="Sin_20_espaciado_20_Car">
      <style:text-properties fo:color="#1f4e79"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6pt"/>
    </style:style>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ulo_20_2_20_-_20_JP_20_Car" style:display-name="Titulo 2 - JP Car" style:family="text" style:parent-style-name="Titulo_20_1_20_-_20_JP_20_Car">
      <style:text-properties fo:color="#1f4e79"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6pt"/>
    </style:style>
    <style:style style:name="Subtítulo_20_Car" style:display-name="Subtítulo Car" style:family="text" style:parent-style-name="Default_20_Paragraph_20_Font">
      <style:text-properties fo:color="#5a5a5a" fo:letter-spacing="0.0102in" style:font-name-asian="F" style:font-family-generic-asian="system" style:font-pitch-asian="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ulo_20_-_20_JP_20_Car" style:display-name="Subtitulo - JP Car" style:family="text" style:parent-style-name="Subtítulo_20_Car">
      <style:text-properties fo:color="#8496b0" style:font-name="Calibri Light" fo:font-family="'Calibri Light'" style:font-family-generic="roman" style:font-pitch="variable" fo:letter-spacing="0.0102in" style:font-name-asian="F" style:font-family-generic-asian="system" style:font-pitch-asian="variable"/>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5b9bd5"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MT1" style:family="text">
      <style:text-properties fo:font-variant="normal" fo:text-transform="none" fo:color="#000000" style:text-line-through-style="none" style:text-line-through-type="none" style:text-position="0% 100%" style:font-name="Bahnschrift Light" fo:font-size="9pt" fo:font-style="normal" style:text-underline-style="none" fo:font-weight="normal" style:font-name-asian="Bahnschrift Light1" style:font-size-asian="9pt" style:font-style-asian="normal" style:font-weight-asian="normal" style:font-name-complex="Bahnschrift Light1"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frame draw:style-name="Mfr1" draw:name="image1.png" text:anchor-type="char" svg:y="-0.4839in" svg:width="0.4882in" svg:height="0.3854in" draw:z-index="1"><draw:image xlink:href="Pictures/10000000000000640000004EC705EA6B3989C822.png" xlink:type="simple" xlink:show="embed" xlink:actuate="onLoad" loext:mime-type="image/png"/></draw:frame><text:span text:style-name="MT1">ESCUELA SUP. Nº 49 “J.J. de URQUIZA”</text:span></text:p>
        <text:p text:style-name="MP1"><text:span text:style-name="MT1">Tec. Sup. en Desarrollo de Software</text:span></text:p>
        <text:p text:style-name="MP1"><text:span text:style-name="MT1">Gestión de Proyectos de Software</text:span></text:p>
      </style:header>
      <style:footer>
        <text:p text:style-name="MP2"><text:span text:style-name="MT1">Año 2021<text:tab/><text:tab/>Página </text:span><text:page-number text:select-page="current">2</text:page-number><text:span text:style-name="MT1"><text:s/>de </text:span><text:page-count>2</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22:15:00</meta:creation-date>
    <meta:initial-creator>Julian Palmucci</meta:initial-creator>
    <meta:document-statistic meta:table-count="0" meta:image-count="1" meta:object-count="0" meta:page-count="2" meta:paragraph-count="27" meta:word-count="714" meta:character-count="4344" meta:non-whitespace-character-count="3662"/>
    <meta:generator>LibreOfficeDev/6.0.5.2$Linux_X86_64 LibreOffice_project/</meta:generator>
  </office:meta>
</office:document-meta>
</file>